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draw:ole-draw-aspect="1"/>
    </style:style>
    <style:style style:name="gr2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295.31pt" svg:y="99.78pt">
            <draw:object draw:notify-on-update-of-ranges="TESTREPEATS_1.B5:TESTREPEATS_1.B5 TESTREPEATS_1.C5:TESTREPEATS_1.K5 TESTREPEATS_1.B7:TESTREPEATS_1.B7 TESTREPEATS_1.C7:TESTREPEATS_1.K7 TESTREPEATS_1.B3:TESTREPEATS_1.B3 TESTREPEATS_1.C3:TESTREPEATS_1.K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2]/([.C67]/1000)" office:value-type="float" office:value="0.369401262120979" calcext:value-type="float">
            <text:p>0.369</text:p>
          </table:table-cell>
          <table:table-cell table:style-name="ce2" table:formula="of:=[.$C$2]/([.D67]/1000)" office:value-type="float" office:value="0.397961552492234" calcext:value-type="float">
            <text:p>0.398</text:p>
          </table:table-cell>
          <table:table-cell table:style-name="ce2" table:formula="of:=[.$C$2]/([.E67]/1000)" office:value-type="float" office:value="0.384919701473387" calcext:value-type="float">
            <text:p>0.385</text:p>
          </table:table-cell>
          <table:table-cell table:style-name="ce2" table:formula="of:=[.$C$2]/([.F67]/1000)" office:value-type="float" office:value="0.379634707048551" calcext:value-type="float">
            <text:p>0.380</text:p>
          </table:table-cell>
          <table:table-cell table:style-name="ce2" table:formula="of:=[.$C$2]/([.G67]/1000)" office:value-type="float" office:value="0.530363298859719" calcext:value-type="float">
            <text:p>0.530</text:p>
          </table:table-cell>
          <table:table-cell table:style-name="ce2" table:formula="of:=[.$C$2]/([.H67]/1000)" office:value-type="float" office:value="0.601765177855041" calcext:value-type="float">
            <text:p>0.602</text:p>
          </table:table-cell>
          <table:table-cell table:style-name="ce2" table:formula="of:=[.$C$2]/([.I67]/1000)" office:value-type="float" office:value="0.511516219326788" calcext:value-type="float">
            <text:p>0.512</text:p>
          </table:table-cell>
          <table:table-cell table:style-name="ce2" table:formula="of:=[.$C$2]/([.J67]/1000)" office:value-type="float" office:value="0.37593984962406" calcext:value-type="float">
            <text:p>0.376</text:p>
          </table:table-cell>
          <table:table-cell table:style-name="ce2" table:formula="of:=[.$C$2]/([.K67]/1000)" office:value-type="float" office:value="0.519293184276956" calcext:value-type="float">
            <text:p>0.5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90692" calcext:value-type="float">
            <text:p>0.290692</text:p>
          </table:table-cell>
          <table:table-cell office:value-type="float" office:value="0.367568" calcext:value-type="float">
            <text:p>0.367568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384259" calcext:value-type="float">
            <text:p>0.384259</text:p>
          </table:table-cell>
          <table:table-cell office:value-type="float" office:value="0.398148" calcext:value-type="float">
            <text:p>0.39814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9298" calcext:value-type="float">
            <text:p>0.29298</text:p>
          </table:table-cell>
          <table:table-cell office:value-type="float" office:value="0.385356" calcext:value-type="float">
            <text:p>0.385356</text:p>
          </table:table-cell>
          <table:table-cell office:value-type="float" office:value="0.449112" calcext:value-type="float">
            <text:p>0.449112</text:p>
          </table:table-cell>
          <table:table-cell office:value-type="float" office:value="0.416493" calcext:value-type="float">
            <text:p>0.416493</text:p>
          </table:table-cell>
          <table:table-cell office:value-type="float" office:value="0.428626" calcext:value-type="float">
            <text:p>0.428626</text:p>
          </table:table-cell>
          <table:table-cell office:value-type="float" office:value="0.610815" calcext:value-type="float">
            <text:p>0.610815</text:p>
          </table:table-cell>
          <table:table-cell office:value-type="float" office:value="0.60642" calcext:value-type="float">
            <text:p>0.60642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0.504262" calcext:value-type="float">
            <text:p>0.5042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62" calcext:value-type="float">
            <text:p>762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739" calcext:value-type="float">
            <text:p>1739</text:p>
          </table:table-cell>
          <table:table-cell office:value-type="float" office:value="374" calcext:value-type="float">
            <text:p>374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93" calcext:value-type="float">
            <text:p>29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7" calcext:value-type="float">
            <text:p>327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172" calcext:value-type="float">
            <text:p>2172</text:p>
          </table:table-cell>
          <table:table-cell office:value-type="float" office:value="436" calcext:value-type="float">
            <text:p>436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42" calcext:value-type="float">
            <text:p>34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187" calcext:value-type="float">
            <text:p>2187</text:p>
          </table:table-cell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23" calcext:value-type="float">
            <text:p>32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12" calcext:value-type="float">
            <text:p>2212</text:p>
          </table:table-cell>
          <table:table-cell office:value-type="float" office:value="502" calcext:value-type="float">
            <text:p>502</text:p>
          </table:table-cell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9" calcext:value-type="float">
            <text:p>35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32" calcext:value-type="float">
            <text:p>2232</text:p>
          </table:table-cell>
          <table:table-cell office:value-type="float" office:value="516" calcext:value-type="float">
            <text:p>516</text:p>
          </table:table-cell>
          <table:table-cell office:value-type="float" office:value="225" calcext:value-type="float">
            <text:p>225</text:p>
          </table:table-cell>
          <table:table-cell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65" calcext:value-type="float">
            <text:p>365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46" calcext:value-type="float">
            <text:p>2346</text:p>
          </table:table-cell>
          <table:table-cell office:value-type="float" office:value="498" calcext:value-type="float">
            <text:p>498</text:p>
          </table:table-cell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66" calcext:value-type="float">
            <text:p>466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16855" calcext:value-type="float">
            <text:p>0.216855</text:p>
          </table:table-cell>
          <table:table-cell office:value-type="float" office:value="0.256757" calcext:value-type="float">
            <text:p>0.256757</text:p>
          </table:table-cell>
          <table:table-cell office:value-type="float" office:value="0.344444" calcext:value-type="float">
            <text:p>0.344444</text:p>
          </table:table-cell>
          <table:table-cell office:value-type="float" office:value="0.221053" calcext:value-type="float">
            <text:p>0.2210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4" calcext:value-type="float">
            <text:p>0.4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31288" calcext:value-type="float">
            <text:p>0.331288</text:p>
          </table:table-cell>
          <table:table-cell office:value-type="float" office:value="0.339744" calcext:value-type="float">
            <text:p>0.339744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515152" calcext:value-type="float">
            <text:p>0.51515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56299" calcext:value-type="float">
            <text:p>0.356299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0.7" calcext:value-type="float">
            <text:p>0.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34873" calcext:value-type="float">
            <text:p>0.334873</text:p>
          </table:table-cell>
          <table:table-cell office:value-type="float" office:value="0.493333" calcext:value-type="float">
            <text:p>0.493333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72" calcext:value-type="float">
            <text:p>0.72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75" calcext:value-type="float">
            <text:p>0.7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" calcext:value-type="float">
            <text:p>0.5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39853" calcext:value-type="float">
            <text:p>0.339853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98953" calcext:value-type="float">
            <text:p>0.198953</text:p>
          </table:table-cell>
          <table:table-cell office:value-type="float" office:value="0.196078" calcext:value-type="float">
            <text:p>0.196078</text:p>
          </table:table-cell>
          <table:table-cell office:value-type="float" office:value="0.282051" calcext:value-type="float">
            <text:p>0.282051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18651" calcext:value-type="float">
            <text:p>0.418651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0.490741" calcext:value-type="float">
            <text:p>0.49074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59127" calcext:value-type="float">
            <text:p>0.35912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0.342593" calcext:value-type="float">
            <text:p>0.34259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75794" calcext:value-type="float">
            <text:p>0.27579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88889" calcext:value-type="float">
            <text:p>0.388889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53968" calcext:value-type="float">
            <text:p>0.0753968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229167" calcext:value-type="float">
            <text:p>0.229167</text:p>
          </table:table-cell>
          <table:table-cell table:number-columns-repeated="2" office:value-type="float" office:value="0.111111" calcext:value-type="float">
            <text:p>0.111111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449275" calcext:value-type="float">
            <text:p>0.449275</text:p>
          </table:table-cell>
          <table:table-cell office:value-type="float" office:value="0.320611" calcext:value-type="float">
            <text:p>0.320611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5" calcext:value-type="float">
            <text:p>0.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07692" calcext:value-type="float">
            <text:p>0.307692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26284" calcext:value-type="float">
            <text:p>0.326284</text:p>
          </table:table-cell>
          <table:table-cell office:value-type="float" office:value="0.401515" calcext:value-type="float">
            <text:p>0.401515</text:p>
          </table:table-cell>
          <table:table-cell office:value-type="float" office:value="0.5" calcext:value-type="float">
            <text:p>0.5</text:p>
          </table:table-cell>
          <table:table-cell office:value-type="float" office:value="0.492754" calcext:value-type="float">
            <text:p>0.49275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33333" calcext:value-type="float">
            <text:p>0.5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57708" calcext:value-type="float">
            <text:p>0.357708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55696" calcext:value-type="float">
            <text:p>0.455696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5" calcext:value-type="float">
            <text:p>0.5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" calcext:value-type="float">
            <text:p>0.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09498" calcext:value-type="float">
            <text:p>0.309498</text:p>
          </table:table-cell>
          <table:table-cell office:value-type="float" office:value="0.404372" calcext:value-type="float">
            <text:p>0.404372</text:p>
          </table:table-cell>
          <table:table-cell office:value-type="float" office:value="0.311688" calcext:value-type="float">
            <text:p>0.311688</text:p>
          </table:table-cell>
          <table:table-cell office:value-type="float" office:value="0.590164" calcext:value-type="float">
            <text:p>0.590164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04491" calcext:value-type="float">
            <text:p>0.304491</text:p>
          </table:table-cell>
          <table:table-cell office:value-type="float" office:value="0.431138" calcext:value-type="float">
            <text:p>0.431138</text:p>
          </table:table-cell>
          <table:table-cell office:value-type="float" office:value="0.629213" calcext:value-type="float">
            <text:p>0.629213</text:p>
          </table:table-cell>
          <table:table-cell office:value-type="float" office:value="0.377358" calcext:value-type="float">
            <text:p>0.37735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09353" calcext:value-type="float">
            <text:p>0.109353</text:p>
          </table:table-cell>
          <table:table-cell office:value-type="float" office:value="0.125786" calcext:value-type="float">
            <text:p>0.125786</text:p>
          </table:table-cell>
          <table:table-cell office:value-type="float" office:value="0.252874" calcext:value-type="float">
            <text:p>0.252874</text:p>
          </table:table-cell>
          <table:table-cell office:value-type="float" office:value="0.153846" calcext:value-type="float">
            <text:p>0.153846</text:p>
          </table:table-cell>
          <table:table-cell table:number-columns-repeated="2" office:value-type="float" office:value="0.133333" calcext:value-type="float">
            <text:p>0.133333</text:p>
          </table:table-cell>
          <table:table-cell office:value-type="float" office:value="0.4" calcext:value-type="float">
            <text:p>0.4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84020" calcext:value-type="float">
            <text:p>184020</text:p>
          </table:table-cell>
          <table:table-cell office:value-type="float" office:value="163146" calcext:value-type="float">
            <text:p>163146</text:p>
          </table:table-cell>
          <table:table-cell office:value-type="float" office:value="161893" calcext:value-type="float">
            <text:p>161893</text:p>
          </table:table-cell>
          <table:table-cell office:value-type="float" office:value="165525" calcext:value-type="float">
            <text:p>165525</text:p>
          </table:table-cell>
          <table:table-cell office:value-type="float" office:value="114795" calcext:value-type="float">
            <text:p>114795</text:p>
          </table:table-cell>
          <table:table-cell office:value-type="float" office:value="102710" calcext:value-type="float">
            <text:p>102710</text:p>
          </table:table-cell>
          <table:table-cell office:value-type="float" office:value="120363" calcext:value-type="float">
            <text:p>120363</text:p>
          </table:table-cell>
          <table:table-cell office:value-type="float" office:value="160296" calcext:value-type="float">
            <text:p>160296</text:p>
          </table:table-cell>
          <table:table-cell office:value-type="float" office:value="118570" calcext:value-type="float">
            <text:p>118570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78020" calcext:value-type="float">
            <text:p>17802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55043" calcext:value-type="float">
            <text:p>155043</text:p>
          </table:table-cell>
          <table:table-cell office:value-type="float" office:value="158816" calcext:value-type="float">
            <text:p>158816</text:p>
          </table:table-cell>
          <table:table-cell office:value-type="float" office:value="112476" calcext:value-type="float">
            <text:p>112476</text:p>
          </table:table-cell>
          <table:table-cell office:value-type="float" office:value="98837" calcext:value-type="float">
            <text:p>98837</text:p>
          </table:table-cell>
          <table:table-cell office:value-type="float" office:value="116438" calcext:value-type="float">
            <text:p>116438</text:p>
          </table:table-cell>
          <table:table-cell office:value-type="float" office:value="155413" calcext:value-type="float">
            <text:p>155413</text:p>
          </table:table-cell>
          <table:table-cell office:value-type="float" office:value="113943" calcext:value-type="float">
            <text:p>113943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97455" calcext:value-type="float">
            <text:p>97455</text:p>
          </table:table-cell>
          <table:table-cell office:value-type="float" office:value="90461" calcext:value-type="float">
            <text:p>90461</text:p>
          </table:table-cell>
          <table:table-cell office:value-type="float" office:value="93526" calcext:value-type="float">
            <text:p>93526</text:p>
          </table:table-cell>
          <table:table-cell office:value-type="float" office:value="94828" calcext:value-type="float">
            <text:p>94828</text:p>
          </table:table-cell>
          <table:table-cell office:value-type="float" office:value="67878" calcext:value-type="float">
            <text:p>67878</text:p>
          </table:table-cell>
          <table:table-cell office:value-type="float" office:value="59824" calcext:value-type="float">
            <text:p>59824</text:p>
          </table:table-cell>
          <table:table-cell office:value-type="float" office:value="70379" calcext:value-type="float">
            <text:p>70379</text:p>
          </table:table-cell>
          <table:table-cell office:value-type="float" office:value="95760" calcext:value-type="float">
            <text:p>95760</text:p>
          </table:table-cell>
          <table:table-cell office:value-type="float" office:value="69325" calcext:value-type="float">
            <text:p>69325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59495" calcext:value-type="float">
            <text:p>459495</text:p>
          </table:table-cell>
          <table:table-cell office:value-type="float" office:value="408863" calcext:value-type="float">
            <text:p>408863</text:p>
          </table:table-cell>
          <table:table-cell office:value-type="float" office:value="410462" calcext:value-type="float">
            <text:p>410462</text:p>
          </table:table-cell>
          <table:table-cell office:value-type="float" office:value="419169" calcext:value-type="float">
            <text:p>419169</text:p>
          </table:table-cell>
          <table:table-cell office:value-type="float" office:value="295149" calcext:value-type="float">
            <text:p>295149</text:p>
          </table:table-cell>
          <table:table-cell office:value-type="float" office:value="261371" calcext:value-type="float">
            <text:p>261371</text:p>
          </table:table-cell>
          <table:table-cell office:value-type="float" office:value="307180" calcext:value-type="float">
            <text:p>307180</text:p>
          </table:table-cell>
          <table:table-cell office:value-type="float" office:value="411469" calcext:value-type="float">
            <text:p>411469</text:p>
          </table:table-cell>
          <table:table-cell office:value-type="float" office:value="301838" calcext:value-type="float">
            <text:p>301838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2" draw:text-style-name="P1" svg:width="453.51pt" svg:height="255.09pt" svg:x="332.79pt" svg:y="248.8pt">
            <draw:object draw:notify-on-update-of-ranges="TESTREPEATS_10.C5:TESTREPEATS_10.K5 TESTREPEATS_10.B7:TESTREPEATS_10.B7 TESTREPEATS_10.C7:TESTREPEATS_10.K7 TESTREPEATS_10.B3:TESTREPEATS_10.B3 TESTREPEATS_10.C3:TESTREPEATS_10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2]/([.C67]/1000)" office:value-type="float" office:value="0.0427265217762839" calcext:value-type="float">
            <text:p>0.043</text:p>
          </table:table-cell>
          <table:table-cell table:style-name="ce2" table:formula="of:=[.$C$2]/([.D67]/1000)" office:value-type="float" office:value="0.0465038171883275" calcext:value-type="float">
            <text:p>0.047</text:p>
          </table:table-cell>
          <table:table-cell table:style-name="ce2" table:formula="of:=[.$C$2]/([.E67]/1000)" office:value-type="float" office:value="0.0450073136884744" calcext:value-type="float">
            <text:p>0.045</text:p>
          </table:table-cell>
          <table:table-cell table:style-name="ce2" table:formula="of:=[.$C$2]/([.F67]/1000)" office:value-type="float" office:value="0.0439501410067024" calcext:value-type="float">
            <text:p>0.044</text:p>
          </table:table-cell>
          <table:table-cell table:style-name="ce2" table:formula="of:=[.$C$2]/([.G67]/1000)" office:value-type="float" office:value="0.0660468051692633" calcext:value-type="float">
            <text:p>0.066</text:p>
          </table:table-cell>
          <table:table-cell table:style-name="ce2" table:formula="of:=[.$C$2]/([.H67]/1000)" office:value-type="float" office:value="0.0771864674969929" calcext:value-type="float">
            <text:p>0.077</text:p>
          </table:table-cell>
          <table:table-cell table:style-name="ce2" table:formula="of:=[.$C$2]/([.I67]/1000)" office:value-type="float" office:value="0.0632491066063692" calcext:value-type="float">
            <text:p>0.063</text:p>
          </table:table-cell>
          <table:table-cell table:style-name="ce2" table:formula="of:=[.$C$2]/([.J67]/1000)" office:value-type="float" office:value="0.0439688212203302" calcext:value-type="float">
            <text:p>0.044</text:p>
          </table:table-cell>
          <table:table-cell table:style-name="ce2" table:formula="of:=[.$C$2]/([.K67]/1000)" office:value-type="float" office:value="0.0640045514347687" calcext:value-type="float">
            <text:p>0.0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348725" calcext:value-type="float">
            <text:p>0.348725</text:p>
          </table:table-cell>
          <table:table-cell office:value-type="float" office:value="0.436728" calcext:value-type="float">
            <text:p>0.436728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553488" calcext:value-type="float">
            <text:p>0.55348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94444" calcext:value-type="float">
            <text:p>0.694444</text:p>
          </table:table-cell>
          <table:table-cell table:number-columns-repeated="2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2" office:value-type="float" office:value="0.346751" calcext:value-type="float">
            <text:p>0.347</text:p>
          </table:table-cell>
          <table:table-cell table:style-name="ce2" office:value-type="float" office:value="0.45319" calcext:value-type="float">
            <text:p>0.453</text:p>
          </table:table-cell>
          <table:table-cell table:style-name="ce2" office:value-type="float" office:value="0.636026" calcext:value-type="float">
            <text:p>0.636</text:p>
          </table:table-cell>
          <table:table-cell table:style-name="ce2" office:value-type="float" office:value="0.572313" calcext:value-type="float">
            <text:p>0.572</text:p>
          </table:table-cell>
          <table:table-cell table:style-name="ce2" office:value-type="float" office:value="0.59059" calcext:value-type="float">
            <text:p>0.591</text:p>
          </table:table-cell>
          <table:table-cell table:style-name="ce2" office:value-type="float" office:value="0.672997" calcext:value-type="float">
            <text:p>0.673</text:p>
          </table:table-cell>
          <table:table-cell table:style-name="ce2" office:value-type="float" office:value="0.699474" calcext:value-type="float">
            <text:p>0.699</text:p>
          </table:table-cell>
          <table:table-cell table:style-name="ce2" office:value-type="float" office:value="0.665456" calcext:value-type="float">
            <text:p>0.665</text:p>
          </table:table-cell>
          <table:table-cell table:style-name="ce2" office:value-type="float" office:value="0.671493" calcext:value-type="float">
            <text:p>0.6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54" calcext:value-type="float">
            <text:p>55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21" calcext:value-type="float">
            <text:p>1921</text:p>
          </table:table-cell>
          <table:table-cell office:value-type="float" office:value="451" calcext:value-type="float">
            <text:p>451</text:p>
          </table:table-cell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3" calcext:value-type="float">
            <text:p>24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187" calcext:value-type="float">
            <text:p>2187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60" calcext:value-type="float">
            <text:p>2260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38" calcext:value-type="float">
            <text:p>3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8" calcext:value-type="float">
            <text:p>25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25" calcext:value-type="float">
            <text:p>2225</text:p>
          </table:table-cell>
          <table:table-cell office:value-type="float" office:value="485" calcext:value-type="float">
            <text:p>485</text:p>
          </table:table-cell>
          <table:table-cell office:value-type="float" office:value="226" calcext:value-type="float">
            <text:p>226</text:p>
          </table:table-cell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42" calcext:value-type="float">
            <text:p>34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1" calcext:value-type="float">
            <text:p>25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67" calcext:value-type="float">
            <text:p>36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109" calcext:value-type="float">
            <text:p>2109</text:p>
          </table:table-cell>
          <table:table-cell office:value-type="float" office:value="522" calcext:value-type="float">
            <text:p>522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53" calcext:value-type="float">
            <text:p>25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44" calcext:value-type="float">
            <text:p>2244</text:p>
          </table:table-cell>
          <table:table-cell office:value-type="float" office:value="427" calcext:value-type="float">
            <text:p>427</text:p>
          </table:table-cell>
          <table:table-cell office:value-type="float" office:value="210" calcext:value-type="float">
            <text:p>210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37964" calcext:value-type="float">
            <text:p>0.237964</text:p>
          </table:table-cell>
          <table:table-cell office:value-type="float" office:value="0.394558" calcext:value-type="float">
            <text:p>0.394558</text:p>
          </table:table-cell>
          <table:table-cell office:value-type="float" office:value="0.589286" calcext:value-type="float">
            <text:p>0.589286</text:p>
          </table:table-cell>
          <table:table-cell office:value-type="float" office:value="0.35" calcext:value-type="float">
            <text:p>0.35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57627" calcext:value-type="float">
            <text:p>0.457627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1604" calcext:value-type="float">
            <text:p>0.41604</text:p>
          </table:table-cell>
          <table:table-cell office:value-type="float" office:value="0.52809" calcext:value-type="float">
            <text:p>0.52809</text:p>
          </table:table-cell>
          <table:table-cell office:value-type="float" office:value="0.744186" calcext:value-type="float">
            <text:p>0.744186</text:p>
          </table:table-cell>
          <table:table-cell office:value-type="float" office:value="0.489362" calcext:value-type="float">
            <text:p>0.489362</text:p>
          </table:table-cell>
          <table:table-cell office:value-type="float" office:value="0.692308" calcext:value-type="float">
            <text:p>0.6923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45" calcext:value-type="float">
            <text:p>0.45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93103" calcext:value-type="float">
            <text:p>0.79310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529412" calcext:value-type="float">
            <text:p>0.529412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6149" calcext:value-type="float">
            <text:p>0.406149</text:p>
          </table:table-cell>
          <table:table-cell office:value-type="float" office:value="0.753425" calcext:value-type="float">
            <text:p>0.753425</text:p>
          </table:table-cell>
          <table:table-cell office:value-type="float" office:value="0.837209" calcext:value-type="float">
            <text:p>0.83720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82143" calcext:value-type="float">
            <text:p>0.182143</text:p>
          </table:table-cell>
          <table:table-cell office:value-type="float" office:value="0.156716" calcext:value-type="float">
            <text:p>0.156716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" calcext:value-type="float">
            <text:p>0.4</text:p>
          </table:table-cell>
          <table:table-cell office:value-type="float" office:value="0.545455" calcext:value-type="float">
            <text:p>0.54545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43254" calcext:value-type="float">
            <text:p>0.343254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82143" calcext:value-type="float">
            <text:p>0.482143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833333" calcext:value-type="float">
            <text:p>0.8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29365" calcext:value-type="float">
            <text:p>0.329365</text:p>
          </table:table-cell>
          <table:table-cell office:value-type="float" office:value="0.435185" calcext:value-type="float">
            <text:p>0.43518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98016" calcext:value-type="float">
            <text:p>0.498016</text:p>
          </table:table-cell>
          <table:table-cell office:value-type="float" office:value="0.509259" calcext:value-type="float">
            <text:p>0.509259</text:p>
          </table:table-cell>
          <table:table-cell office:value-type="float" office:value="0.75" calcext:value-type="float">
            <text:p>0.7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0119" calcext:value-type="float">
            <text:p>0.10119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634615" calcext:value-type="float">
            <text:p>0.63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56" calcext:value-type="float">
            <text:p>0.56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69565" calcext:value-type="float">
            <text:p>0.469565</text:p>
          </table:table-cell>
          <table:table-cell office:value-type="float" office:value="0.535211" calcext:value-type="float">
            <text:p>0.535211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76056" calcext:value-type="float">
            <text:p>0.67605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67663" calcext:value-type="float">
            <text:p>0.367663</text:p>
          </table:table-cell>
          <table:table-cell office:value-type="float" office:value="0.477157" calcext:value-type="float">
            <text:p>0.477157</text:p>
          </table:table-cell>
          <table:table-cell office:value-type="float" office:value="0.703297" calcext:value-type="float">
            <text:p>0.703297</text:p>
          </table:table-cell>
          <table:table-cell office:value-type="float" office:value="0.554217" calcext:value-type="float">
            <text:p>0.554217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56522" calcext:value-type="float">
            <text:p>0.956522</text:p>
          </table:table-cell>
          <table:table-cell table:number-columns-repeated="2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50649" calcext:value-type="float">
            <text:p>0.350649</text:p>
          </table:table-cell>
          <table:table-cell office:value-type="float" office:value="0.432692" calcext:value-type="float">
            <text:p>0.432692</text:p>
          </table:table-cell>
          <table:table-cell office:value-type="float" office:value="0.604651" calcext:value-type="float">
            <text:p>0.604651</text:p>
          </table:table-cell>
          <table:table-cell office:value-type="float" office:value="0.707692" calcext:value-type="float">
            <text:p>0.70769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47415" calcext:value-type="float">
            <text:p>0.447415</text:p>
          </table:table-cell>
          <table:table-cell office:value-type="float" office:value="0.607735" calcext:value-type="float">
            <text:p>0.607735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75" calcext:value-type="float">
            <text:p>0.75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30102" calcext:value-type="float">
            <text:p>0.130102</text:p>
          </table:table-cell>
          <table:table-cell office:value-type="float" office:value="0.173554" calcext:value-type="float">
            <text:p>0.173554</text:p>
          </table:table-cell>
          <table:table-cell office:value-type="float" office:value="0.326087" calcext:value-type="float">
            <text:p>0.326087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484848" calcext:value-type="float">
            <text:p>0.484848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84406" calcext:value-type="float">
            <text:p>184406</text:p>
          </table:table-cell>
          <table:table-cell office:value-type="float" office:value="164438" calcext:value-type="float">
            <text:p>164438</text:p>
          </table:table-cell>
          <table:table-cell office:value-type="float" office:value="163097" calcext:value-type="float">
            <text:p>163097</text:p>
          </table:table-cell>
          <table:table-cell office:value-type="float" office:value="166542" calcext:value-type="float">
            <text:p>166542</text:p>
          </table:table-cell>
          <table:table-cell office:value-type="float" office:value="114716" calcext:value-type="float">
            <text:p>114716</text:p>
          </table:table-cell>
          <table:table-cell office:value-type="float" office:value="103626" calcext:value-type="float">
            <text:p>103626</text:p>
          </table:table-cell>
          <table:table-cell office:value-type="float" office:value="120284" calcext:value-type="float">
            <text:p>120284</text:p>
          </table:table-cell>
          <table:table-cell office:value-type="float" office:value="161099" calcext:value-type="float">
            <text:p>161099</text:p>
          </table:table-cell>
          <table:table-cell office:value-type="float" office:value="118780" calcext:value-type="float">
            <text:p>118780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177909" calcext:value-type="float">
            <text:p>177909</text:p>
          </table:table-cell>
          <table:table-cell office:value-type="float" office:value="154608" calcext:value-type="float">
            <text:p>154608</text:p>
          </table:table-cell>
          <table:table-cell office:value-type="float" office:value="158376" calcext:value-type="float">
            <text:p>158376</text:p>
          </table:table-cell>
          <table:table-cell office:value-type="float" office:value="159617" calcext:value-type="float">
            <text:p>159617</text:p>
          </table:table-cell>
          <table:table-cell office:value-type="float" office:value="112242" calcext:value-type="float">
            <text:p>112242</text:p>
          </table:table-cell>
          <table:table-cell office:value-type="float" office:value="98529" calcext:value-type="float">
            <text:p>98529</text:p>
          </table:table-cell>
          <table:table-cell office:value-type="float" office:value="115993" calcext:value-type="float">
            <text:p>115993</text:p>
          </table:table-cell>
          <table:table-cell office:value-type="float" office:value="157535" calcext:value-type="float">
            <text:p>157535</text:p>
          </table:table-cell>
          <table:table-cell office:value-type="float" office:value="115090" calcext:value-type="float">
            <text:p>11509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842568" calcext:value-type="float">
            <text:p>842568</text:p>
          </table:table-cell>
          <table:table-cell office:value-type="float" office:value="774130" calcext:value-type="float">
            <text:p>774130</text:p>
          </table:table-cell>
          <table:table-cell office:value-type="float" office:value="799870" calcext:value-type="float">
            <text:p>799870</text:p>
          </table:table-cell>
          <table:table-cell office:value-type="float" office:value="819110" calcext:value-type="float">
            <text:p>819110</text:p>
          </table:table-cell>
          <table:table-cell office:value-type="float" office:value="545068" calcext:value-type="float">
            <text:p>545068</text:p>
          </table:table-cell>
          <table:table-cell office:value-type="float" office:value="466403" calcext:value-type="float">
            <text:p>466403</text:p>
          </table:table-cell>
          <table:table-cell office:value-type="float" office:value="569178" calcext:value-type="float">
            <text:p>569178</text:p>
          </table:table-cell>
          <table:table-cell office:value-type="float" office:value="818762" calcext:value-type="float">
            <text:p>818762</text:p>
          </table:table-cell>
          <table:table-cell office:value-type="float" office:value="562460" calcext:value-type="float">
            <text:p>56246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1204883" calcext:value-type="float">
            <text:p>1204883</text:p>
          </table:table-cell>
          <table:table-cell office:value-type="float" office:value="1093176" calcext:value-type="float">
            <text:p>1093176</text:p>
          </table:table-cell>
          <table:table-cell office:value-type="float" office:value="1121343" calcext:value-type="float">
            <text:p>1121343</text:p>
          </table:table-cell>
          <table:table-cell office:value-type="float" office:value="1145269" calcext:value-type="float">
            <text:p>1145269</text:p>
          </table:table-cell>
          <table:table-cell office:value-type="float" office:value="772026" calcext:value-type="float">
            <text:p>772026</text:p>
          </table:table-cell>
          <table:table-cell office:value-type="float" office:value="668558" calcext:value-type="float">
            <text:p>668558</text:p>
          </table:table-cell>
          <table:table-cell office:value-type="float" office:value="805455" calcext:value-type="float">
            <text:p>805455</text:p>
          </table:table-cell>
          <table:table-cell office:value-type="float" office:value="1137396" calcext:value-type="float">
            <text:p>1137396</text:p>
          </table:table-cell>
          <table:table-cell office:value-type="float" office:value="796330" calcext:value-type="float">
            <text:p>796330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0:47:11.663177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1-06T14:55:55.209789381</dc:date>
    <meta:editing-duration>PT17H12M31S</meta:editing-duration>
    <meta:editing-cycles>55</meta:editing-cycles>
    <meta:document-statistic meta:table-count="2" meta:cell-count="12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03cm" svg:y="0.316cm" chart:style-name="ch2">
          <text:p>FScore against Cropping Size Scale 6: 10 Repeats</text:p>
        </chart:title>
        <chart:legend svg:x="10.177cm" svg:y="7.839cm" style:legend-expansion="custom" chartooo:width="5.126cm" chartooo:height="0.598cm" style:legend-expansion-aspect-ratio="8.57190635451505" chart:style-name="ch3"/>
        <chart:plot-area chart:style-name="ch4" table:cell-range-address="TESTREPEATS_10.C5:TESTREPEATS_10.K5 TESTREPEATS_10.B7:TESTREPEATS_10.K7 TESTREPEATS_10.B3:TESTREPEATS_10.K3" chart:data-source-has-labels="both" svg:x="1.331cm" svg:y="1.301cm" svg:width="13.468cm" svg:height="6.538cm">
          <chartooo:coordinate-region svg:x="2.018cm" svg:y="1.5cm" svg:width="12.053cm" svg:height="5.692cm"/>
          <chart:axis chart:dimension="x" chart:name="primary-x" chart:style-name="ch5" chartooo:axis-type="auto">
            <chart:title svg:x="6.817cm" svg:y="8.019cm" chart:style-name="ch6">
              <text:p>Cropsize(Pixels)</text:p>
            </chart:title>
            <chart:categories table:cell-range-address="TESTREPEATS_10.C5:TESTREPEATS_10.K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5.119cm" svg:y="6.466cm" chart:style-name="ch8">
              <text:p>Frames Per Second(FPS)</text:p>
            </chart:title>
          </chart:axis>
          <chart:series chart:attached-axis="primary-y" chart:style-name="ch11" chart:values-cell-range-address="TESTREPEATS_10.C7:TESTREPEATS_10.K7" chart:label-cell-address="TESTREPEATS_10.B7:TESTREPEATS_10.B7" chart:class="chart:scatter">
            <chart:domain table:cell-range-address="TESTREPEATS_10.C5:TESTREPEATS_10.K5"/>
            <chart:data-point chart:repeated="9"/>
          </chart:series>
          <chart:series chart:attached-axis="secondary-y" chart:style-name="ch12" chart:values-cell-range-address="TESTREPEATS_10.C3:TESTREPEATS_10.K3" chart:label-cell-address="TESTREPEATS_10.B3:TESTREPEATS_10.B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Macro FScore</text:p>
                <draw:g>
                  <svg:desc>TESTREPEATS_10.B7:TESTREPEATS_10.B7</svg:desc>
                </draw:g>
              </table:table-cell>
              <table:table-cell office:value-type="float" office:value="0.346751">
                <text:p>0.346751</text:p>
                <draw:g>
                  <svg:desc>TESTREPEATS_10.C7:TESTREPEATS_10.K7</svg:desc>
                </draw:g>
              </table:table-cell>
              <table:table-cell office:value-type="float" office:value="0.45319">
                <text:p>0.45319</text:p>
              </table:table-cell>
              <table:table-cell office:value-type="float" office:value="0.636026">
                <text:p>0.636026</text:p>
              </table:table-cell>
              <table:table-cell office:value-type="float" office:value="0.572313">
                <text:p>0.572313</text:p>
              </table:table-cell>
              <table:table-cell office:value-type="float" office:value="0.59059">
                <text:p>0.59059</text:p>
              </table:table-cell>
              <table:table-cell office:value-type="float" office:value="0.672997">
                <text:p>0.672997</text:p>
              </table:table-cell>
              <table:table-cell office:value-type="float" office:value="0.699474">
                <text:p>0.699474</text:p>
              </table:table-cell>
              <table:table-cell office:value-type="float" office:value="0.665456">
                <text:p>0.665456</text:p>
              </table:table-cell>
              <table:table-cell office:value-type="float" office:value="0.671493">
                <text:p>0.671493</text:p>
              </table:table-cell>
            </table:table-row>
            <table:table-row>
              <table:table-cell office:value-type="string">
                <text:p>FPS</text:p>
                <draw:g>
                  <svg:desc>TESTREPEATS_10.B3:TESTREPEATS_10.B3</svg:desc>
                </draw:g>
              </table:table-cell>
              <table:table-cell office:value-type="float" office:value="0.0427265217762839">
                <text:p>0.0427265217762839</text:p>
                <draw:g>
                  <svg:desc>TESTREPEATS_10.C3:TESTREPEATS_10.K3</svg:desc>
                </draw:g>
              </table:table-cell>
              <table:table-cell office:value-type="float" office:value="0.0465038171883275">
                <text:p>0.0465038171883275</text:p>
              </table:table-cell>
              <table:table-cell office:value-type="float" office:value="0.0450073136884744">
                <text:p>0.0450073136884744</text:p>
              </table:table-cell>
              <table:table-cell office:value-type="float" office:value="0.0439501410067024">
                <text:p>0.0439501410067024</text:p>
              </table:table-cell>
              <table:table-cell office:value-type="float" office:value="0.0660468051692633">
                <text:p>0.0660468051692633</text:p>
              </table:table-cell>
              <table:table-cell office:value-type="float" office:value="0.0771864674969929">
                <text:p>0.0771864674969929</text:p>
              </table:table-cell>
              <table:table-cell office:value-type="float" office:value="0.0632491066063692">
                <text:p>0.0632491066063692</text:p>
              </table:table-cell>
              <table:table-cell office:value-type="float" office:value="0.0439688212203302">
                <text:p>0.0439688212203302</text:p>
              </table:table-cell>
              <table:table-cell office:value-type="float" office:value="0.0640045514347687">
                <text:p>0.0640045514347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3.022cm" svg:y="0.316cm" chart:style-name="ch2">
          <text:p>FScore against Cropping Size Scale 6: 0 Repeats</text:p>
        </chart:title>
        <chart:legend svg:x="10.591cm" svg:y="7.839cm" style:legend-expansion="custom" chartooo:width="5.07cm" chartooo:height="1.096cm" style:legend-expansion-aspect-ratio="4.62591240875912" chart:style-name="ch3"/>
        <chart:plot-area chart:style-name="ch4" table:cell-range-address="TESTREPEATS_1.B5:TESTREPEATS_1.K5 TESTREPEATS_1.B7:TESTREPEATS_1.K7 TESTREPEATS_1.B3:TESTREPEATS_1.K3" chart:data-source-has-labels="both" svg:x="1.331cm" svg:y="1.301cm" svg:width="13.468cm" svg:height="6.538cm">
          <chartooo:coordinate-region svg:x="2.018cm" svg:y="1.5cm" svg:width="12.053cm" svg:height="5.692cm"/>
          <chart:axis chart:dimension="x" chart:name="primary-x" chart:style-name="ch5" chartooo:axis-type="auto">
            <chart:title svg:x="6.791cm" svg:y="8.019cm" chart:style-name="ch6">
              <text:p>CropSize(Pixels)</text:p>
            </chart:title>
            <chart:categories table:cell-range-address="TESTREPEATS_1.C5:TESTREPEATS_1.K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5.119cm" svg:y="6.466cm" chart:style-name="ch8">
              <text:p>Frames Per Second(FPS)</text:p>
            </chart:title>
          </chart:axis>
          <chart:series chart:attached-axis="primary-y" chart:style-name="ch11" chart:values-cell-range-address="TESTREPEATS_1.C7:TESTREPEATS_1.K7" chart:label-cell-address="TESTREPEATS_1.B7:TESTREPEATS_1.B7" chart:class="chart:scatter">
            <chart:domain table:cell-range-address="TESTREPEATS_1.C5:TESTREPEATS_1.K5"/>
            <chart:data-point chart:repeated="9"/>
          </chart:series>
          <chart:series chart:attached-axis="secondary-y" chart:style-name="ch12" chart:values-cell-range-address="TESTREPEATS_1.C3:TESTREPEATS_1.K3" chart:label-cell-address="TESTREPEATS_1.B3:TESTREPEATS_1.B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.C5:TESTREPEATS_1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Macro FScore</text:p>
                <draw:g>
                  <svg:desc>TESTREPEATS_1.B7:TESTREPEATS_1.B7</svg:desc>
                </draw:g>
              </table:table-cell>
              <table:table-cell office:value-type="float" office:value="0.29298">
                <text:p>0.29298</text:p>
                <draw:g>
                  <svg:desc>TESTREPEATS_1.C7:TESTREPEATS_1.K7</svg:desc>
                </draw:g>
              </table:table-cell>
              <table:table-cell office:value-type="float" office:value="0.385356">
                <text:p>0.385356</text:p>
              </table:table-cell>
              <table:table-cell office:value-type="float" office:value="0.449112">
                <text:p>0.449112</text:p>
              </table:table-cell>
              <table:table-cell office:value-type="float" office:value="0.416493">
                <text:p>0.416493</text:p>
              </table:table-cell>
              <table:table-cell office:value-type="float" office:value="0.428626">
                <text:p>0.428626</text:p>
              </table:table-cell>
              <table:table-cell office:value-type="float" office:value="0.610815">
                <text:p>0.610815</text:p>
              </table:table-cell>
              <table:table-cell office:value-type="float" office:value="0.60642">
                <text:p>0.60642</text:p>
              </table:table-cell>
              <table:table-cell office:value-type="float" office:value="0.585938">
                <text:p>0.585938</text:p>
              </table:table-cell>
              <table:table-cell office:value-type="float" office:value="0.504262">
                <text:p>0.504262</text:p>
              </table:table-cell>
            </table:table-row>
            <table:table-row>
              <table:table-cell office:value-type="string">
                <text:p>FPS</text:p>
                <draw:g>
                  <svg:desc>TESTREPEATS_1.B3:TESTREPEATS_1.B3</svg:desc>
                </draw:g>
              </table:table-cell>
              <table:table-cell office:value-type="float" office:value="0.369401262120979">
                <text:p>0.369401262120979</text:p>
                <draw:g>
                  <svg:desc>TESTREPEATS_1.C3:TESTREPEATS_1.K3</svg:desc>
                </draw:g>
              </table:table-cell>
              <table:table-cell office:value-type="float" office:value="0.397961552492234">
                <text:p>0.397961552492234</text:p>
              </table:table-cell>
              <table:table-cell office:value-type="float" office:value="0.384919701473387">
                <text:p>0.384919701473387</text:p>
              </table:table-cell>
              <table:table-cell office:value-type="float" office:value="0.379634707048551">
                <text:p>0.379634707048551</text:p>
              </table:table-cell>
              <table:table-cell office:value-type="float" office:value="0.530363298859719">
                <text:p>0.530363298859719</text:p>
              </table:table-cell>
              <table:table-cell office:value-type="float" office:value="0.601765177855041">
                <text:p>0.601765177855041</text:p>
              </table:table-cell>
              <table:table-cell office:value-type="float" office:value="0.511516219326788">
                <text:p>0.511516219326788</text:p>
              </table:table-cell>
              <table:table-cell office:value-type="float" office:value="0.37593984962406">
                <text:p>0.37593984962406</text:p>
              </table:table-cell>
              <table:table-cell office:value-type="float" office:value="0.519293184276956">
                <text:p>0.519293184276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